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11d" officeooo:paragraph-rsid="0015711d"/>
    </style:style>
    <style:style style:name="T1" style:family="text">
      <style:text-properties officeooo:rsid="0015ab75"/>
    </style:style>
    <style:style style:name="T2" style:family="text">
      <style:text-properties fo:font-style="italic" officeooo:rsid="0015ab75" style:font-style-asian="italic" style:font-style-complex="italic"/>
    </style:style>
    <style:style style:name="T3" style:family="text">
      <style:text-properties fo:font-style="normal" officeooo:rsid="0015ab75"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n Spicer</text:p>
      <text:p text:style-name="P1">2. John</text:p>
      <text:p text:style-name="P1">3. Sophomore</text:p>
      <text:p text:style-name="P1">4. Computer Science Major</text:p>
      <text:p text:style-name="P1">5. <text:s/><text:span text:style-name="T1">My Computer Science guilty pleasure is the novel </text:span><text:span text:style-name="T2">The Martian </text:span><text:span text:style-name="T3">by Andy Weir. This is the book that is being released as a major motion picture very shortly. The book gets very technical in several chapters, my favorite of which being when the main character is stranded on Mars, and is forced to communicate in encrypted code with NASA. I enjoy it because it shows real life applications of encryption that are necessary to be used in the professional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14:15:45.697592758</meta:creation-date>
    <dc:date>2015-09-06T22:10:31.283169000</dc:date>
    <meta:editing-duration>P0D</meta:editing-duration>
    <meta:editing-cycles>2</meta:editing-cycles>
    <meta:generator>LibreOffice/4.2.8.2$Linux_X86_64 LibreOffice_project/420m0$Build-2</meta:generator>
    <meta:document-statistic meta:table-count="0" meta:image-count="0" meta:object-count="0" meta:page-count="1" meta:paragraph-count="5" meta:word-count="92" meta:character-count="518" meta:non-whitespace-character-count="430"/>
  </office:meta>
</office:document-meta>
</file>